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201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201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2015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201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9352" calcext:value-type="float">
            <text:p>53.4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3528" calcext:value-type="float">
            <text:p>53.3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7501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3904" calcext:value-type="float">
            <text:p>53.3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